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4" style:family="paragraph" style:parent-style-name="Text_20_body">
      <style:text-properties fo:language="sk" fo:country="SK"/>
    </style:style>
    <style:style style:name="P5" style:family="paragraph" style:parent-style-name="Standard" style:master-page-name="First_20_Page">
      <style:paragraph-properties style:page-number="auto"/>
      <style:text-properties style:font-name="Arial" fo:font-size="32pt" fo:font-weight="bold" style:font-size-asian="32pt" style:font-weight-asian="bold" style:font-size-complex="32pt" style:font-weight-complex="bold"/>
    </style:style>
    <style:style style:name="T1" style:family="text">
      <style:text-properties fo:language="sk" fo:country="S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íloha</text:span> D: <text:span text:style-name="T1">Preberacie protokoly</text:span></text:p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Footer"/>
      </style:footer>
      <style:footer-left>
        <text:p text:style-name="P3">B-<text:page-number text:select-page="current" text:page-adjust="-1"/></text:p>
      </style:footer-left>
    </style:master-page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5-19T19:54:53</dc:date>
    <meta:editing-cycles>5</meta:editing-cycles>
    <meta:editing-duration>PT20M3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6" meta:character-count="40"/>
  </office:meta>
</office:document-meta>
</file>